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number="urn:oasis:names:tc:opendocument:xmlns:datastyle:1.0" xmlns:fo="urn:oasis:names:tc:opendocument:xmlns:xsl-fo-compatible:1.0" xmlns:of="urn:oasis:names:tc:opendocument:xmlns:of:1.2" office:version="1.2">
  <office:scripts/>
  <office:automatic-styles>
    <style:style style:name="co1" style:family="table-column">
      <style:table-column-properties fo:break-before="auto" style:column-width="2.5cm"/>
    </style:style>
    <style:style style:name="co2" style:family="table-column">
      <style:table-column-properties fo:break-before="auto" style:column-width="5cm"/>
    </style:style>
    <number:date-style style:name="nDate" number:automatic-order="true">
      <number:day number:style="long"/>
      <number:text>/</number:text>
      <number:month number:style="long"/>
      <number:text>/</number:text>
      <number:year/>
    </number:date-style>
    <number:time-style style:name="nTime">
      <number:hours number:style="long"/>
      <number:text>:</number:text>
      <number:minutes number:style="long"/>
      <number:text>:</number:text>
      <number:seconds number:style="long"/>
    </number:time-style>
    <number:date-style style:name="nDateTime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DateTimeMilliseconds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stDate" style:family="table-cell" style:parent-style-name="Default" style:data-style-name="nDate"/>
    <style:style style:name="stTime" style:family="table-cell" style:parent-style-name="Default" style:data-style-name="nTime"/>
    <style:style style:name="stDateTime" style:family="table-cell" style:parent-style-name="Default" style:data-style-name="nDateTime"/>
    <style:style style:name="stDateTimeMilliseconds" style:family="table-cell" style:parent-style-name="Default" style:data-style-name="nDateTimeMilliseconds"/>
  </office:automatic-styles>
  <office:body>
    <office:spreadsheet>
      <table:table table:name="bus_routes__merged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>
          <table:table-cell office:value-type="string">
            <text:p>route_id</text:p>
          </table:table-cell>
          <table:table-cell office:value-type="string">
            <text:p>route_name</text:p>
          </table:table-cell>
          <table:table-cell office:value-type="string">
            <text:p>layer</text:p>
          </table:table-cell>
        </table:table-row>
        <table:table-row>
          <table:table-cell office:value-type="string">
            <text:p>Beeline 1</text:p>
          </table:table-cell>
          <table:table-cell office:value-type="string">
            <text:p>Glendale Transportation Center to Stocker Square</text:p>
          </table:table-cell>
          <table:table-cell office:value-type="string">
            <text:p>Beeline Routes</text:p>
          </table:table-cell>
        </table:table-row>
        <table:table-row>
          <table:table-cell office:value-type="string">
            <text:p>Beeline 4</text:p>
          </table:table-cell>
          <table:table-cell office:value-type="string">
            <text:p>Glendale Transportation Center to Glendale Galleria</text:p>
          </table:table-cell>
          <table:table-cell office:value-type="string">
            <text:p>Beeline Routes</text:p>
          </table:table-cell>
        </table:table-row>
        <table:table-row>
          <table:table-cell office:value-type="string">
            <text:p>BBB 1</text:p>
          </table:table-cell>
          <table:table-cell office:value-type="string">
            <text:p>Main St &amp; Santa Monica Blvd/UCLA</text:p>
          </table:table-cell>
          <table:table-cell office:value-type="string">
            <text:p>Big Blue Bus Routes</text:p>
          </table:table-cell>
        </table:table-row>
        <table:table-row>
          <table:table-cell office:value-type="string">
            <text:p>BBB 7</text:p>
          </table:table-cell>
          <table:table-cell office:value-type="string">
            <text:p>Pico Blvd</text:p>
          </table:table-cell>
          <table:table-cell office:value-type="string">
            <text:p>Big Blue Bus Routes</text:p>
          </table:table-cell>
        </table:table-row>
        <table:table-row>
          <table:table-cell office:value-type="string">
            <text:p>BBB 3</text:p>
          </table:table-cell>
          <table:table-cell office:value-type="string">
            <text:p>Lincoln Blvd/LAX</text:p>
          </table:table-cell>
          <table:table-cell office:value-type="string">
            <text:p>Big Blue Bus Routes</text:p>
          </table:table-cell>
        </table:table-row>
        <table:table-row>
          <table:table-cell office:value-type="string">
            <text:p>CCB 1</text:p>
          </table:table-cell>
          <table:table-cell office:value-type="string">
            <text:p>Washington Boulevard</text:p>
          </table:table-cell>
          <table:table-cell office:value-type="string">
            <text:p>Culver CityBus Routes</text:p>
          </table:table-cell>
        </table:table-row>
        <table:table-row>
          <table:table-cell office:value-type="string">
            <text:p>CCB 6</text:p>
          </table:table-cell>
          <table:table-cell office:value-type="string">
            <text:p>Sepulveda Boulevard</text:p>
          </table:table-cell>
          <table:table-cell office:value-type="string">
            <text:p>Culver CityBus Routes</text:p>
          </table:table-cell>
        </table:table-row>
        <table:table-row>
          <table:table-cell office:value-type="string">
            <text:p>CCB Rapid 6</text:p>
          </table:table-cell>
          <table:table-cell office:value-type="string">
            <text:p>Sepulveda Boulevard</text:p>
          </table:table-cell>
          <table:table-cell office:value-type="string">
            <text:p>Culver CityBus Routes</text:p>
          </table:table-cell>
        </table:table-row>
        <table:table-row>
          <table:table-cell office:value-type="string">
            <text:p>DASH B</text:p>
          </table:table-cell>
          <table:table-cell office:value-type="string">
            <text:p>DASH B</text:p>
          </table:table-cell>
          <table:table-cell office:value-type="string">
            <text:p>DASH Routes</text:p>
          </table:table-cell>
        </table:table-row>
        <table:table-row>
          <table:table-cell office:value-type="string">
            <text:p>DASH E</text:p>
          </table:table-cell>
          <table:table-cell office:value-type="string">
            <text:p>DASH E</text:p>
          </table:table-cell>
          <table:table-cell office:value-type="string">
            <text:p>DASH Routes</text:p>
          </table:table-cell>
        </table:table-row>
        <table:table-row>
          <table:table-cell office:value-type="string">
            <text:p>DASH F</text:p>
          </table:table-cell>
          <table:table-cell office:value-type="string">
            <text:p>DASH F</text:p>
          </table:table-cell>
          <table:table-cell office:value-type="string">
            <text:p>DASH Routes</text:p>
          </table:table-cell>
        </table:table-row>
        <table:table-row>
          <table:table-cell office:value-type="string">
            <text:p>DASH D</text:p>
          </table:table-cell>
          <table:table-cell office:value-type="string">
            <text:p>DASH D</text:p>
          </table:table-cell>
          <table:table-cell office:value-type="string">
            <text:p>DASH Routes</text:p>
          </table:table-cell>
        </table:table-row>
        <table:table-row>
          <table:table-cell office:value-type="string">
            <text:p>DASH A</text:p>
          </table:table-cell>
          <table:table-cell office:value-type="string">
            <text:p>DASH A</text:p>
          </table:table-cell>
          <table:table-cell office:value-type="string">
            <text:p>DASH Routes</text:p>
          </table:table-cell>
        </table:table-row>
        <table:table-row>
          <table:table-cell office:value-type="string">
            <text:p>DASH Pico Union/Echo Park</text:p>
          </table:table-cell>
          <table:table-cell office:value-type="string">
            <text:p>Pico Union/Echo Park</text:p>
          </table:table-cell>
          <table:table-cell office:value-type="string">
            <text:p>DASH Routes</text:p>
          </table:table-cell>
        </table:table-row>
        <table:table-row>
          <table:table-cell office:value-type="string">
            <text:p>DASH Sylmar</text:p>
          </table:table-cell>
          <table:table-cell office:value-type="string">
            <text:p>Sylmar</text:p>
          </table:table-cell>
          <table:table-cell office:value-type="string">
            <text:p>DASH Routes</text:p>
          </table:table-cell>
        </table:table-row>
        <table:table-row>
          <table:table-cell office:value-type="string">
            <text:p>486</text:p>
          </table:table-cell>
          <table:table-cell office:value-type="string">
            <text:p>Pomona-La Puente-El Monte Via Amar Rd</text:p>
          </table:table-cell>
          <table:table-cell office:value-type="string">
            <text:p>Foothill Routes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Azusa - Arcadia - Pasadena</text:p>
          </table:table-cell>
          <table:table-cell office:value-type="string">
            <text:p>Foothill Routes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Pomona - Industry - La Puente - El Monte</text:p>
          </table:table-cell>
          <table:table-cell office:value-type="string">
            <text:p>Foothill Routes</text:p>
          </table:table-cell>
        </table:table-row>
        <table:table-row>
          <table:table-cell office:value-type="string">
            <text:p>280</text:p>
          </table:table-cell>
          <table:table-cell office:value-type="string">
            <text:p>Azusa - Puente Hills Mall via Azusa Ave</text:p>
          </table:table-cell>
          <table:table-cell office:value-type="string">
            <text:p>Foothill Routes</text:p>
          </table:table-cell>
        </table:table-row>
        <table:table-row>
          <table:table-cell office:value-type="string">
            <text:p>Silver Streak</text:p>
          </table:table-cell>
          <table:table-cell office:value-type="string">
            <text:p>Montclair - Pomona - El Monte - L.A.</text:p>
          </table:table-cell>
          <table:table-cell office:value-type="string">
            <text:p>Foothill Routes</text:p>
          </table:table-cell>
        </table:table-row>
        <table:table-row>
          <table:table-cell office:value-type="string">
            <text:p>GTrans 2</text:p>
          </table:table-cell>
          <table:table-cell office:value-type="string">
            <text:p>GTrans 2</text:p>
          </table:table-cell>
          <table:table-cell office:value-type="string">
            <text:p>GTrans Routes</text:p>
          </table:table-cell>
        </table:table-row>
        <table:table-row>
          <table:table-cell office:value-type="string">
            <text:p>Long Beach 51</text:p>
          </table:table-cell>
          <table:table-cell office:value-type="string">
            <text:p>Long Beach Blvd</text:p>
          </table:table-cell>
          <table:table-cell office:value-type="string">
            <text:p>Long Beach Routes</text:p>
          </table:table-cell>
        </table:table-row>
        <table:table-row>
          <table:table-cell office:value-type="string">
            <text:p>Long Beach 61</text:p>
          </table:table-cell>
          <table:table-cell office:value-type="string">
            <text:p>Atlantic Ave</text:p>
          </table:table-cell>
          <table:table-cell office:value-type="string">
            <text:p>Long Beach Routes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Metro Local Line10/48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105</text:p>
          </table:table-cell>
          <table:table-cell office:value-type="string">
            <text:p>Metro Local Line105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108</text:p>
          </table:table-cell>
          <table:table-cell office:value-type="string">
            <text:p>Metro Local Line108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110</text:p>
          </table:table-cell>
          <table:table-cell office:value-type="string">
            <text:p>Metro Local Line110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111</text:p>
          </table:table-cell>
          <table:table-cell office:value-type="string">
            <text:p>Metro Local Line111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115</text:p>
          </table:table-cell>
          <table:table-cell office:value-type="string">
            <text:p>Metro Local Line115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117</text:p>
          </table:table-cell>
          <table:table-cell office:value-type="string">
            <text:p>Metro Local Line117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14/37</text:p>
          </table:table-cell>
          <table:table-cell office:value-type="string">
            <text:p>Metro Local Line14/37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152</text:p>
          </table:table-cell>
          <table:table-cell office:value-type="string">
            <text:p>Metro Local Line152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etro Local Line16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162</text:p>
          </table:table-cell>
          <table:table-cell office:value-type="string">
            <text:p>Metro Local Line162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164</text:p>
          </table:table-cell>
          <table:table-cell office:value-type="string">
            <text:p>Metro Local Line164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165</text:p>
          </table:table-cell>
          <table:table-cell office:value-type="string">
            <text:p>Metro Local Line165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166</text:p>
          </table:table-cell>
          <table:table-cell office:value-type="string">
            <text:p>Metro Local Line166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Metro Local Line18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180</text:p>
          </table:table-cell>
          <table:table-cell office:value-type="string">
            <text:p>Metro Local Line180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Metro Local Line2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Metro Local Line20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204</text:p>
          </table:table-cell>
          <table:table-cell office:value-type="string">
            <text:p>Metro Local Line204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206</text:p>
          </table:table-cell>
          <table:table-cell office:value-type="string">
            <text:p>Metro Local Line206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207</text:p>
          </table:table-cell>
          <table:table-cell office:value-type="string">
            <text:p>Metro Local Line207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210</text:p>
          </table:table-cell>
          <table:table-cell office:value-type="string">
            <text:p>Metro Local Line210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212</text:p>
          </table:table-cell>
          <table:table-cell office:value-type="string">
            <text:p>Metro Local Line212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217</text:p>
          </table:table-cell>
          <table:table-cell office:value-type="string">
            <text:p>Metro Local Line217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224</text:p>
          </table:table-cell>
          <table:table-cell office:value-type="string">
            <text:p>Metro Local Line224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233</text:p>
          </table:table-cell>
          <table:table-cell office:value-type="string">
            <text:p>Metro Local Line233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234</text:p>
          </table:table-cell>
          <table:table-cell office:value-type="string">
            <text:p>Metro Local Line234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240</text:p>
          </table:table-cell>
          <table:table-cell office:value-type="string">
            <text:p>Metro Local Line240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251</text:p>
          </table:table-cell>
          <table:table-cell office:value-type="string">
            <text:p>Metro Local Line251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260/261</text:p>
          </table:table-cell>
          <table:table-cell office:value-type="string">
            <text:p>Metro Local Line260/261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Metro Local Line28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Metro Local Line30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Metro Local Line33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Metro Local Line35/38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Metro Local Line4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40</text:p>
          </table:table-cell>
          <table:table-cell office:value-type="string">
            <text:p>Metro Local Line40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45</text:p>
          </table:table-cell>
          <table:table-cell office:value-type="string">
            <text:p>Metro Local Line45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51</text:p>
          </table:table-cell>
          <table:table-cell office:value-type="string">
            <text:p>Metro Local Line51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53</text:p>
          </table:table-cell>
          <table:table-cell office:value-type="string">
            <text:p>Metro Local Line53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55</text:p>
          </table:table-cell>
          <table:table-cell office:value-type="string">
            <text:p>Metro Local Line55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60</text:p>
          </table:table-cell>
          <table:table-cell office:value-type="string">
            <text:p>Metro Local Line60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605</text:p>
          </table:table-cell>
          <table:table-cell office:value-type="string">
            <text:p>Metro Local Line605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66</text:p>
          </table:table-cell>
          <table:table-cell office:value-type="string">
            <text:p>Metro Local Line66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70</text:p>
          </table:table-cell>
          <table:table-cell office:value-type="string">
            <text:p>Metro Local Line70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720</text:p>
          </table:table-cell>
          <table:table-cell office:value-type="string">
            <text:p>Metro Rapid Line720</text:p>
          </table:table-cell>
          <table:table-cell office:value-type="string">
            <text:p>Metro Rapid</text:p>
          </table:table-cell>
        </table:table-row>
        <table:table-row>
          <table:table-cell office:value-type="string">
            <text:p>754</text:p>
          </table:table-cell>
          <table:table-cell office:value-type="string">
            <text:p>Metro Rapid Line754</text:p>
          </table:table-cell>
          <table:table-cell office:value-type="string">
            <text:p>Metro Rapid</text:p>
          </table:table-cell>
        </table:table-row>
        <table:table-row>
          <table:table-cell office:value-type="string">
            <text:p>76</text:p>
          </table:table-cell>
          <table:table-cell office:value-type="string">
            <text:p>Metro Local Line76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761</text:p>
          </table:table-cell>
          <table:table-cell office:value-type="string">
            <text:p>Metro Rapid Line761</text:p>
          </table:table-cell>
          <table:table-cell office:value-type="string">
            <text:p>Metro Rapid</text:p>
          </table:table-cell>
        </table:table-row>
        <table:table-row>
          <table:table-cell office:value-type="string">
            <text:p>78</text:p>
          </table:table-cell>
          <table:table-cell office:value-type="string">
            <text:p>Metro Local Line78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81</text:p>
          </table:table-cell>
          <table:table-cell office:value-type="string">
            <text:p>Metro Local Line81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93</text:p>
          </table:table-cell>
          <table:table-cell office:value-type="string">
            <text:p>Metro Local Line93</text:p>
          </table:table-cell>
          <table:table-cell office:value-type="string">
            <text:p>Metro Routes</text:p>
          </table:table-cell>
        </table:table-row>
        <table:table-row>
          <table:table-cell office:value-type="string">
            <text:p>94</text:p>
          </table:table-cell>
          <table:table-cell office:value-type="string">
            <text:p>Metro Local Line94</text:p>
          </table:table-cell>
          <table:table-cell office:value-type="string">
            <text:p>Metro Rout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>
    <style:style style:name="Default" style:family="table-cell">
</style:style>
  </office:styles>
</office:document-styles>
</file>

<file path=meta.xml><?xml version="1.0" encoding="utf-8"?>
<office:document-meta xmlns:office="urn:oasis:names:tc:opendocument:xmlns:office:1.0" office:version="1.2">
</office:document-meta>
</file>